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7739C218CF0AF20B.png" manifest:media-type="image/png"/>
  <manifest:file-entry manifest:full-path="Pictures/10000201000006400000038330EB79A84902EE8D.png" manifest:media-type="image/png"/>
  <manifest:file-entry manifest:full-path="Pictures/1000020100000640000003839BA93720E1558240.png" manifest:media-type="image/png"/>
  <manifest:file-entry manifest:full-path="Pictures/10000201000006400000038301087F467A4ECEE7.png" manifest:media-type="image/png"/>
  <manifest:file-entry manifest:full-path="Pictures/10000201000006400000038378BC0687E33D84F3.png" manifest:media-type="image/png"/>
  <manifest:file-entry manifest:full-path="Pictures/100002010000064000000383535EBA9BD4A3D35A.png" manifest:media-type="image/png"/>
  <manifest:file-entry manifest:full-path="Pictures/100002010000064000000383C6BBD1B8F64F6D9F.png" manifest:media-type="image/png"/>
  <manifest:file-entry manifest:full-path="Pictures/100002010000064000000383E12DD4F6321AAF90.png" manifest:media-type="image/png"/>
  <manifest:file-entry manifest:full-path="Pictures/100002010000064000000383A40DAA3D081E0EAE.png" manifest:media-type="image/png"/>
  <manifest:file-entry manifest:full-path="Pictures/100002010000064000000383209781F3414BA7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60e2" officeooo:paragraph-rsid="001160e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60e2" officeooo:paragraph-rsid="001160e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7e60" officeooo:paragraph-rsid="00117e6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967c" officeooo:paragraph-rsid="001196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db7" officeooo:paragraph-rsid="00130db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language="ca" fo:country="ES" style:text-underline-style="solid" style:text-underline-width="auto" style:text-underline-color="font-color" fo:font-weight="bold" officeooo:rsid="001160e2" officeooo:paragraph-rsid="001160e2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ó d’Odoo: Biblioteca</text:p>
      <text:p text:style-name="P6"/>
      <text:p text:style-name="P2">E1</text:p>
      <text:p text:style-name="P2"/>
      <text:p text:style-name="P3"><draw:frame draw:style-name="fr1" draw:name="Imatge1" text:anchor-type="char" svg:width="17.59cm" svg:height="9.883cm" draw:z-index="0"><draw:image xlink:href="Pictures/100002010000064000000383209781F3414BA785.png" xlink:type="simple" xlink:show="embed" xlink:actuate="onLoad" loext:mime-type="image/png"/></draw:frame></text:p>
      <text:p text:style-name="P3">E2</text:p>
      <text:p text:style-name="P3"/>
      <text:p text:style-name="P3"><draw:frame draw:style-name="fr2" draw:name="Imatge2" text:anchor-type="char" svg:width="17.59cm" svg:height="9.883cm" draw:z-index="1"><draw:image xlink:href="Pictures/100002010000064000000383E12DD4F6321AAF90.png" xlink:type="simple" xlink:show="embed" xlink:actuate="onLoad" loext:mime-type="image/png"/></draw:frame></text:p>
      <text:p text:style-name="P3"><text:soft-page-break/>E3</text:p>
      <text:p text:style-name="P3"/>
      <text:p text:style-name="P3"><draw:frame draw:style-name="fr1" draw:name="Imatge3" text:anchor-type="char" svg:width="17.59cm" svg:height="9.883cm" draw:z-index="2"><draw:image xlink:href="Pictures/100002010000064000000383535EBA9BD4A3D35A.png" xlink:type="simple" xlink:show="embed" xlink:actuate="onLoad" loext:mime-type="image/png"/></draw:frame></text:p>
      <text:p text:style-name="P3">E4</text:p>
      <text:p text:style-name="P3"/>
      <text:p text:style-name="P3"><draw:frame draw:style-name="fr1" draw:name="Imatge4" text:anchor-type="char" svg:width="17.59cm" svg:height="9.883cm" draw:z-index="3"><draw:image xlink:href="Pictures/100002010000064000000383C6BBD1B8F64F6D9F.png" xlink:type="simple" xlink:show="embed" xlink:actuate="onLoad" loext:mime-type="image/png"/></draw:frame></text:p>
      <text:p text:style-name="P3"/>
      <text:p text:style-name="P3"/>
      <text:p text:style-name="P3"><text:soft-page-break/>E5</text:p>
      <text:p text:style-name="P3"/>
      <text:p text:style-name="P3"><draw:frame draw:style-name="fr1" draw:name="Imatge5" text:anchor-type="char" svg:width="17.59cm" svg:height="9.883cm" draw:z-index="4"><draw:image xlink:href="Pictures/10000201000006400000038378BC0687E33D84F3.png" xlink:type="simple" xlink:show="embed" xlink:actuate="onLoad" loext:mime-type="image/png"/></draw:frame></text:p>
      <text:p text:style-name="P3">E6</text:p>
      <text:p text:style-name="P3"/>
      <text:p text:style-name="P3"><draw:frame draw:style-name="fr1" draw:name="Imatge6" text:anchor-type="char" svg:width="17.59cm" svg:height="9.883cm" draw:z-index="5"><draw:image xlink:href="Pictures/100002010000064000000383A40DAA3D081E0EAE.png" xlink:type="simple" xlink:show="embed" xlink:actuate="onLoad" loext:mime-type="image/png"/></draw:frame></text:p>
      <text:p text:style-name="P3"/>
      <text:p text:style-name="P3"/>
      <text:p text:style-name="P3"><text:soft-page-break/>E7</text:p>
      <text:p text:style-name="P3"/>
      <text:p text:style-name="P3"><draw:frame draw:style-name="fr1" draw:name="Imatge7" text:anchor-type="char" svg:width="17.59cm" svg:height="9.883cm" draw:z-index="6"><draw:image xlink:href="Pictures/10000201000006400000038301087F467A4ECEE7.png" xlink:type="simple" xlink:show="embed" xlink:actuate="onLoad" loext:mime-type="image/png"/></draw:frame></text:p>
      <text:p text:style-name="P4">E8</text:p>
      <text:p text:style-name="P4"/>
      <text:p text:style-name="P4"><draw:frame draw:style-name="fr1" draw:name="Imatge8" text:anchor-type="char" svg:width="17.59cm" svg:height="9.883cm" draw:z-index="7"><draw:image xlink:href="Pictures/1000020100000640000003839BA93720E1558240.png" xlink:type="simple" xlink:show="embed" xlink:actuate="onLoad" loext:mime-type="image/png"/></draw:frame></text:p>
      <text:p text:style-name="P4"/>
      <text:p text:style-name="P4"/>
      <text:p text:style-name="P5"><text:soft-page-break/>E9</text:p>
      <text:p text:style-name="P5"/>
      <text:p text:style-name="P5"><draw:frame draw:style-name="fr1" draw:name="Imatge9" text:anchor-type="char" svg:width="17.59cm" svg:height="9.883cm" draw:z-index="8"><draw:image xlink:href="Pictures/10000201000006400000038330EB79A84902EE8D.png" xlink:type="simple" xlink:show="embed" xlink:actuate="onLoad" loext:mime-type="image/png"/></draw:frame></text:p>
      <text:p text:style-name="P5">E10</text:p>
      <text:p text:style-name="P5"/>
      <text:p text:style-name="P5"><draw:frame draw:style-name="fr1" draw:name="Imatge10" text:anchor-type="char" svg:width="17.59cm" svg:height="9.883cm" draw:z-index="9"><draw:image xlink:href="Pictures/1000020100000640000003837739C218CF0AF20B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0" meta:object-count="0" meta:page-count="5" meta:paragraph-count="11" meta:word-count="13" meta:character-count="49" meta:non-whitespace-character-count="47"/>
  </office:meta>
</office:document-meta>
</file>